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000000065B629BEE7BBA4D4E2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6.735cm, 0.003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8cm" svg:height="4.574cm" svg:x="1.001cm" svg:y="9.9cm">
          <draw:image xlink:href="Pictures/1000000000000A000000065B629BEE7BBA4D4E2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3T14:22:17.782160725</dc:date>
    <meta:editing-duration>PT1M45S</meta:editing-duration>
    <meta:editing-cycles>1</meta:editing-cycles>
    <meta:generator>LibreOffice/6.0.6.2$Linux_X86_64 LibreOffice_project/00m0$Build-2</meta:generator>
    <meta:document-statistic meta:object-count="1"/>
  </office:meta>
</office:document-meta>
</file>